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6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-ranges="Sheet1.A1:Sheet1.L36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Team Members: jacobbl, minion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table:number-columns-spanned="11" table:number-rows-spanned="1">
            <text:p>Word Storage Find Performance</text:p>
          </table:table-cell>
          <table:covered-table-cell table:number-columns-repeated="10"/>
          <table:table-cell/>
        </table:table-row>
        <table:table-row table:style-name="ro2">
          <table:table-cell office:value-type="string">
            <text:p># of words in data structur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ws_find_word time, binary sear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crash</text:p>
          </table:table-cell>
        </table:table-row>
        <table:table-row table:style-name="ro2">
          <table:table-cell office:value-type="string">
            <text:p>ws_find_word time, hash table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2">
          <table:table-cell>
            <draw:frame table:end-cell-address="Sheet1.L35" table:end-x="0.098cm" table:end-y="0.269cm" draw:z-index="0" draw:style-name="gr1" svg:width="22.216cm" svg:height="12.797cm" svg:x="0.524cm" svg:y="0.314cm">
              <draw:object draw:notify-on-update-of-ranges="Sheet1.B4:Sheet1.L4 Sheet1.A5:Sheet1.A5 Sheet1.B5:Sheet1.L5 Sheet1.B4:Sheet1.L4 Sheet1.A6:Sheet1.A6 Sheet1.B6:Sheet1.L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29">
          <table:table-cell table:number-columns-repeated="12"/>
        </table:table-row>
        <table:table-row table:style-name="ro3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2011-06-05</text:date>, <text:time>23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y </meta:initial-creator>
    <meta:creation-date>2010-01-12T15:04:32</meta:creation-date>
    <dc:date>2011-06-05T23:57:20</dc:date>
    <meta:editing-duration>PT6H22M50S</meta:editing-duration>
    <meta:editing-cycles>26</meta:editing-cycles>
    <meta:generator>LibreOffice/3.3$Unix LibreOffice_project/330m19$Build-20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100000" chart:interval-major="10000" chart:interval-minor-divis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17cm" svg:height="12.798cm" xlink:href=".." xlink:type="simple" chart:class="chart:scatter" chart:style-name="ch1">
        <chart:title svg:x="9.125cm" svg:y="0.382cm" chart:style-name="ch2">
          <text:p>Word Storage Find Performance</text:p>
        </chart:title>
        <chart:legend chart:legend-position="end" svg:x="16.627cm" svg:y="5.864cm" chart:style-name="ch3"/>
        <chart:plot-area chart:style-name="ch4" table:cell-range-address="Sheet1.B4:Sheet1.L6 Sheet1.A5:Sheet1.A6" chart:data-source-has-labels="column" svg:x="1.436cm" svg:y="1.945cm" svg:width="15.015cm" svg:height="9.636cm">
          <chartooo:coordinate-region svg:x="2.011cm" svg:y="2.094cm" svg:width="13.965cm" svg:height="8.94cm"/>
          <chart:axis chart:dimension="x" chart:name="primary-x" chart:style-name="ch5">
            <chart:title svg:x="8.156cm" svg:y="11.837cm" chart:style-name="ch6">
              <text:p># of words</text:p>
            </chart:title>
          </chart:axis>
          <chart:axis chart:dimension="y" chart:name="primary-y" chart:style-name="ch7">
            <chart:title svg:x="0.451cm" svg:y="7.725cm" chart:style-name="ch8">
              <text:p>microsecond</text:p>
            </chart:title>
            <chart:grid chart:style-name="ch9" chart:class="major"/>
          </chart:axis>
          <chart:series chart:style-name="ch10" chart:values-cell-range-address="Sheet1.B5:Sheet1.L5" chart:label-cell-address="Sheet1.A5:Sheet1.A5" chart:class="chart:scatter">
            <chart:domain table:cell-range-address="Sheet1.B4:Sheet1.L4"/>
            <chart:data-point chart:repeated="11"/>
          </chart:series>
          <chart:series chart:style-name="ch11" chart:values-cell-range-address="Sheet1.B6:Sheet1.L6" chart:label-cell-address="Sheet1.A6:Sheet1.A6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4:Sheet1.L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0000">
                <text:p>60000</text:p>
              </table:table-cell>
              <table:table-cell office:value-type="float" office:value="70000">
                <text:p>70000</text:p>
              </table:table-cell>
              <table:table-cell office:value-type="float" office:value="80000">
                <text:p>80000</text:p>
              </table:table-cell>
              <table:table-cell office:value-type="float" office:value="90000">
                <text:p>9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ws_find_word time, binary search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B5:Sheet1.L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s_find_word time, hash table</text:p>
                <draw:g>
                  <svg:desc>Sheet1.A6:Sheet1.A6</svg:desc>
                </draw:g>
              </table:table-cell>
              <table:table-cell office:value-type="float" office:value="8">
                <text:p>8</text:p>
                <draw:g>
                  <svg:desc>Sheet1.B6:Sheet1.L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